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c45be" officeooo:paragraph-rsid="000c45be"/>
    </style:style>
    <style:style style:name="P2" style:family="paragraph" style:parent-style-name="Standard">
      <style:text-properties style:font-name="Arial" officeooo:rsid="000c45be" officeooo:paragraph-rsid="000fd12f"/>
    </style:style>
    <style:style style:name="P3" style:family="paragraph" style:parent-style-name="Standard">
      <style:text-properties style:font-name="Arial" officeooo:rsid="000c45be" officeooo:paragraph-rsid="0012a793"/>
    </style:style>
    <style:style style:name="P4" style:family="paragraph" style:parent-style-name="Standard">
      <style:text-properties style:font-name="Arial" officeooo:rsid="000c45be" officeooo:paragraph-rsid="0012fd04"/>
    </style:style>
    <style:style style:name="P5" style:family="paragraph" style:parent-style-name="Standard">
      <style:text-properties style:font-name="Arial" officeooo:rsid="000c45be" officeooo:paragraph-rsid="001da781"/>
    </style:style>
    <style:style style:name="P6" style:family="paragraph" style:parent-style-name="Standard">
      <style:text-properties style:font-name="Arial" officeooo:rsid="000c45be" officeooo:paragraph-rsid="001e6327"/>
    </style:style>
    <style:style style:name="P7" style:family="paragraph" style:parent-style-name="Standard">
      <style:text-properties style:font-name="Arial" officeooo:rsid="000c45be" officeooo:paragraph-rsid="00210a92"/>
    </style:style>
    <style:style style:name="P8" style:family="paragraph" style:parent-style-name="Standard">
      <style:text-properties style:font-name="Arial" officeooo:rsid="000c45be" officeooo:paragraph-rsid="0022b4f3"/>
    </style:style>
    <style:style style:name="P9" style:family="paragraph" style:parent-style-name="Standard">
      <style:text-properties style:font-name="Arial" officeooo:rsid="000c45be" officeooo:paragraph-rsid="002819b2"/>
    </style:style>
    <style:style style:name="P10" style:family="paragraph" style:parent-style-name="Standard">
      <style:text-properties style:font-name="Arial" fo:font-size="16pt" fo:font-style="italic" officeooo:rsid="000c45be" officeooo:paragraph-rsid="000c45be" style:font-size-asian="14pt" style:font-style-asian="italic" style:font-size-complex="16pt" style:font-style-complex="italic"/>
    </style:style>
    <style:style style:name="P11" style:family="paragraph" style:parent-style-name="Standard">
      <style:text-properties style:font-name="Arial" fo:font-size="16pt" fo:font-style="italic" officeooo:rsid="000c45be" officeooo:paragraph-rsid="00195ef6" style:font-size-asian="14pt" style:font-style-asian="italic" style:font-size-complex="16pt" style:font-style-complex="italic"/>
    </style:style>
    <style:style style:name="P12" style:family="paragraph" style:parent-style-name="Standard">
      <style:text-properties style:font-name="Arial" fo:font-size="16pt" fo:font-style="italic" officeooo:rsid="000c45be" officeooo:paragraph-rsid="002819b2" style:font-size-asian="14pt" style:font-style-asian="italic" style:font-size-complex="16pt" style:font-style-complex="italic"/>
    </style:style>
    <style:style style:name="P13" style:family="paragraph" style:parent-style-name="Standard">
      <style:text-properties style:font-name="Arial" fo:font-size="16pt" fo:font-style="italic" officeooo:rsid="000c45be" officeooo:paragraph-rsid="002c79f4" style:font-size-asian="14pt" style:font-style-asian="italic" style:font-size-complex="16pt" style:font-style-complex="italic"/>
    </style:style>
    <style:style style:name="P14" style:family="paragraph" style:parent-style-name="Standard">
      <style:text-properties style:font-name="Arial" fo:font-size="16pt" fo:font-style="italic" officeooo:rsid="000dfcdd" officeooo:paragraph-rsid="000dfcdd" style:font-size-asian="14pt" style:font-style-asian="italic" style:font-size-complex="16pt" style:font-style-complex="italic"/>
    </style:style>
    <style:style style:name="P15" style:family="paragraph" style:parent-style-name="Standard">
      <style:text-properties style:font-name="Arial" fo:font-size="16pt" fo:font-style="italic" officeooo:rsid="000dfcdd" officeooo:paragraph-rsid="002819b2" style:font-size-asian="14pt" style:font-style-asian="italic" style:font-size-complex="16pt" style:font-style-complex="italic"/>
    </style:style>
    <style:style style:name="P16" style:family="paragraph" style:parent-style-name="Standard">
      <style:text-properties style:font-name="Arial" fo:font-size="16pt" fo:font-style="italic" officeooo:rsid="00195ef6" officeooo:paragraph-rsid="00195ef6" style:font-size-asian="14pt" style:font-style-asian="italic" style:font-size-complex="16pt" style:font-style-complex="italic"/>
    </style:style>
    <style:style style:name="P17" style:family="paragraph" style:parent-style-name="Standard">
      <style:text-properties style:font-name="Arial" fo:font-size="16pt" fo:font-style="italic" officeooo:rsid="00195ef6" officeooo:paragraph-rsid="002c79f4" style:font-size-asian="14pt" style:font-style-asian="italic" style:font-size-complex="16pt" style:font-style-complex="italic"/>
    </style:style>
    <style:style style:name="P18" style:family="paragraph" style:parent-style-name="Standard">
      <style:text-properties style:font-name="Arial" fo:font-size="16pt" fo:font-style="italic" officeooo:rsid="001a02ec" officeooo:paragraph-rsid="001a02ec" style:font-size-asian="14pt" style:font-style-asian="italic" style:font-size-complex="16pt" style:font-style-complex="italic"/>
    </style:style>
    <style:style style:name="P19" style:family="paragraph" style:parent-style-name="Standard">
      <style:text-properties style:font-name="Arial" fo:font-size="16pt" fo:font-style="italic" officeooo:rsid="001a02ec" officeooo:paragraph-rsid="002e3ea7" style:font-size-asian="14pt" style:font-style-asian="italic" style:font-size-complex="16pt" style:font-style-complex="italic"/>
    </style:style>
    <style:style style:name="P20" style:family="paragraph" style:parent-style-name="Standard">
      <style:text-properties style:font-name="Arial" fo:font-size="16pt" fo:font-style="italic" officeooo:rsid="002e3ea7" officeooo:paragraph-rsid="002e3ea7" style:font-size-asian="14pt" style:font-style-asian="italic" style:font-size-complex="16pt" style:font-style-complex="italic"/>
    </style:style>
    <style:style style:name="P21" style:family="paragraph" style:parent-style-name="Standard">
      <style:text-properties style:font-name="Arial" fo:font-size="16pt" fo:font-style="italic" officeooo:rsid="000c45be" officeooo:paragraph-rsid="000c45be" style:font-size-asian="16pt" style:font-style-asian="italic" style:font-size-complex="16pt" style:font-style-complex="italic"/>
    </style:style>
    <style:style style:name="P22" style:family="paragraph" style:parent-style-name="Standard">
      <style:text-properties style:font-name="Arial" fo:font-size="16pt" fo:font-style="italic" officeooo:rsid="000c45be" officeooo:paragraph-rsid="00195ef6" style:font-size-asian="16pt" style:font-style-asian="italic" style:font-size-complex="16pt" style:font-style-complex="italic"/>
    </style:style>
    <style:style style:name="P23" style:family="paragraph" style:parent-style-name="Standard">
      <style:text-properties style:font-name="Arial" fo:font-size="16pt" fo:font-style="italic" officeooo:rsid="000c45be" officeooo:paragraph-rsid="002819b2" style:font-size-asian="16pt" style:font-style-asian="italic" style:font-size-complex="16pt" style:font-style-complex="italic"/>
    </style:style>
    <style:style style:name="P24" style:family="paragraph" style:parent-style-name="Standard">
      <style:text-properties style:font-name="Arial" fo:font-size="16pt" fo:font-style="italic" officeooo:rsid="000c45be" officeooo:paragraph-rsid="002a1ec0" style:font-size-asian="16pt" style:font-style-asian="italic" style:font-size-complex="16pt" style:font-style-complex="italic"/>
    </style:style>
    <style:style style:name="P25" style:family="paragraph" style:parent-style-name="Standard">
      <style:text-properties style:font-name="Arial" fo:font-size="16pt" fo:font-style="italic" officeooo:rsid="000c45be" officeooo:paragraph-rsid="002c79f4" style:font-size-asian="16pt" style:font-style-asian="italic" style:font-size-complex="16pt" style:font-style-complex="italic"/>
    </style:style>
    <style:style style:name="P26" style:family="paragraph" style:parent-style-name="Standard">
      <style:text-properties style:font-name="Arial" fo:font-size="16pt" officeooo:rsid="000c45be" officeooo:paragraph-rsid="000c45be" style:font-size-asian="14pt" style:font-size-complex="16pt"/>
    </style:style>
    <style:style style:name="P27" style:family="paragraph" style:parent-style-name="Standard">
      <style:text-properties style:font-name="Arial" fo:font-size="16pt" officeooo:rsid="000c45be" officeooo:paragraph-rsid="00195ef6" style:font-size-asian="14pt" style:font-size-complex="16pt"/>
    </style:style>
    <style:style style:name="P28" style:family="paragraph" style:parent-style-name="Standard">
      <style:text-properties style:font-name="Arial" fo:font-size="16pt" officeooo:rsid="000c45be" officeooo:paragraph-rsid="002819b2" style:font-size-asian="14pt" style:font-size-complex="16pt"/>
    </style:style>
    <style:style style:name="P29" style:family="paragraph" style:parent-style-name="Standard">
      <style:text-properties style:font-name="Arial" fo:font-size="16pt" officeooo:rsid="000c45be" officeooo:paragraph-rsid="002c79f4" style:font-size-asian="14pt" style:font-size-complex="16pt"/>
    </style:style>
    <style:style style:name="P30" style:family="paragraph" style:parent-style-name="Standard">
      <style:text-properties style:font-name="Arial" fo:font-size="16pt" officeooo:rsid="000dfcdd" officeooo:paragraph-rsid="000dfcdd" style:font-size-asian="14pt" style:font-size-complex="16pt"/>
    </style:style>
    <style:style style:name="P31" style:family="paragraph" style:parent-style-name="Standard">
      <style:text-properties style:font-name="Arial" fo:font-size="16pt" officeooo:rsid="00195ef6" officeooo:paragraph-rsid="00195ef6" style:font-size-asian="14pt" style:font-size-complex="16pt"/>
    </style:style>
    <style:style style:name="P32" style:family="paragraph" style:parent-style-name="Standard">
      <style:text-properties style:font-name="Arial" fo:font-size="16pt" officeooo:rsid="00195ef6" officeooo:paragraph-rsid="002c79f4" style:font-size-asian="14pt" style:font-size-complex="16pt"/>
    </style:style>
    <style:style style:name="P33" style:family="paragraph" style:parent-style-name="Standard">
      <style:text-properties style:font-name="Arial" fo:font-size="16pt" officeooo:rsid="001a02ec" officeooo:paragraph-rsid="001a02ec" style:font-size-asian="14pt" style:font-size-complex="16pt"/>
    </style:style>
    <style:style style:name="P34" style:family="paragraph" style:parent-style-name="Standard">
      <style:text-properties style:font-name="Arial" fo:font-size="16pt" officeooo:rsid="001a02ec" officeooo:paragraph-rsid="002c79f4" style:font-size-asian="14pt" style:font-size-complex="16pt"/>
    </style:style>
    <style:style style:name="P35" style:family="paragraph" style:parent-style-name="Standard">
      <style:text-properties style:font-name="Arial" fo:font-size="16pt" fo:font-style="normal" officeooo:rsid="001a02ec" officeooo:paragraph-rsid="001b36bc" style:font-size-asian="14pt" style:font-style-asian="normal" style:font-size-complex="16pt" style:font-style-complex="normal"/>
    </style:style>
    <style:style style:name="P36" style:family="paragraph" style:parent-style-name="Standard">
      <style:text-properties style:font-name="Arial" fo:font-size="20pt" fo:font-style="italic" officeooo:rsid="000c45be" officeooo:paragraph-rsid="000c45be" style:font-size-asian="20pt" style:font-style-asian="italic" style:font-size-complex="20pt" style:font-style-complex="italic"/>
    </style:style>
    <style:style style:name="P37" style:family="paragraph" style:parent-style-name="Standard">
      <style:text-properties style:font-name="Arial" fo:font-size="20pt" fo:font-style="italic" officeooo:rsid="000c45be" officeooo:paragraph-rsid="00195ef6" style:font-size-asian="20pt" style:font-style-asian="italic" style:font-size-complex="20pt" style:font-style-complex="italic"/>
    </style:style>
    <style:style style:name="P38" style:family="paragraph" style:parent-style-name="Standard">
      <style:text-properties style:font-name="Arial" fo:font-size="20pt" fo:font-style="italic" officeooo:rsid="000c45be" officeooo:paragraph-rsid="002819b2" style:font-size-asian="20pt" style:font-style-asian="italic" style:font-size-complex="20pt" style:font-style-complex="italic"/>
    </style:style>
    <style:style style:name="P39" style:family="paragraph" style:parent-style-name="Standard">
      <style:paragraph-properties fo:text-align="center" style:justify-single-word="false"/>
      <style:text-properties style:font-name="Arial" fo:font-size="26pt" fo:font-weight="bold" officeooo:rsid="000c45be" officeooo:paragraph-rsid="000c45be" style:font-size-asian="26pt" style:font-weight-asian="bold" style:font-size-complex="26pt" style:font-weight-complex="bold"/>
    </style:style>
    <style:style style:name="P40" style:family="paragraph" style:parent-style-name="Standard">
      <style:text-properties style:font-name="Arial" fo:font-size="12pt" officeooo:rsid="000c45be" officeooo:paragraph-rsid="000c45be" style:font-size-asian="10.5pt" style:font-size-complex="12pt"/>
    </style:style>
    <style:style style:name="P41" style:family="paragraph" style:parent-style-name="Standard">
      <style:text-properties style:font-name="Arial" fo:font-size="12pt" officeooo:rsid="000c45be" officeooo:paragraph-rsid="000dfcdd" style:font-size-asian="10.5pt" style:font-size-complex="12pt"/>
    </style:style>
    <style:style style:name="P42" style:family="paragraph" style:parent-style-name="Standard">
      <style:text-properties style:font-name="Arial" fo:font-size="12pt" officeooo:rsid="000dfcdd" officeooo:paragraph-rsid="000dfcdd" style:font-size-asian="10.5pt" style:font-size-complex="12pt"/>
    </style:style>
    <style:style style:name="P43" style:family="paragraph" style:parent-style-name="Standard">
      <style:text-properties style:font-name="Arial" fo:font-size="12pt" officeooo:rsid="000dfcdd" officeooo:paragraph-rsid="002819b2" style:font-size-asian="10.5pt" style:font-size-complex="12pt"/>
    </style:style>
    <style:style style:name="P44" style:family="paragraph" style:parent-style-name="Standard">
      <style:text-properties style:font-name="Arial" fo:font-size="12pt" officeooo:rsid="00195ef6" officeooo:paragraph-rsid="00195ef6" style:font-size-asian="10.5pt" style:font-size-complex="12pt"/>
    </style:style>
    <style:style style:name="P45" style:family="paragraph" style:parent-style-name="Standard">
      <style:text-properties style:font-name="Arial" fo:font-size="12pt" officeooo:rsid="00195ef6" officeooo:paragraph-rsid="001a02ec" style:font-size-asian="10.5pt" style:font-size-complex="12pt"/>
    </style:style>
    <style:style style:name="P46" style:family="paragraph" style:parent-style-name="Standard">
      <style:text-properties style:font-name="Arial" fo:font-size="12pt" officeooo:rsid="00195ef6" officeooo:paragraph-rsid="002c79f4" style:font-size-asian="10.5pt" style:font-size-complex="12pt"/>
    </style:style>
    <style:style style:name="P47" style:family="paragraph" style:parent-style-name="Standard">
      <style:text-properties style:font-name="Arial" fo:font-size="12pt" officeooo:rsid="001a02ec" officeooo:paragraph-rsid="001a02ec" style:font-size-asian="10.5pt" style:font-size-complex="12pt"/>
    </style:style>
    <style:style style:name="P48" style:family="paragraph" style:parent-style-name="Standard">
      <style:text-properties style:font-name="Arial" fo:font-size="12pt" officeooo:rsid="002c79f4" officeooo:paragraph-rsid="002c79f4" style:font-size-asian="10.5pt" style:font-size-complex="12pt"/>
    </style:style>
    <style:style style:name="P49" style:family="paragraph" style:parent-style-name="Standard">
      <style:text-properties style:font-name="Arial" fo:font-size="12pt" fo:font-style="italic" officeooo:rsid="000c45be" officeooo:paragraph-rsid="00195ef6" style:font-size-asian="12pt" style:font-style-asian="italic" style:font-size-complex="12pt" style:font-style-complex="italic"/>
    </style:style>
    <style:style style:name="P50" style:family="paragraph" style:parent-style-name="Standard">
      <style:text-properties style:font-name="Arial" fo:font-size="12pt" fo:font-style="italic" officeooo:rsid="000c45be" officeooo:paragraph-rsid="002c79f4" style:font-size-asian="12pt" style:font-style-asian="italic" style:font-size-complex="12pt" style:font-style-complex="italic"/>
    </style:style>
    <style:style style:name="P51" style:family="paragraph" style:parent-style-name="Standard">
      <style:text-properties style:font-name="Arial" fo:font-size="12pt" fo:font-style="italic" officeooo:rsid="00307662" officeooo:paragraph-rsid="00307662" style:font-size-asian="10.5pt" style:font-style-asian="italic" style:font-size-complex="12pt" style:font-style-complex="italic"/>
    </style:style>
    <style:style style:name="P52" style:family="paragraph" style:parent-style-name="Standard">
      <style:text-properties style:font-name="Arial" fo:font-size="12pt" officeooo:rsid="001a02ec" officeooo:paragraph-rsid="001a02ec" style:font-size-asian="12pt" style:font-size-complex="12pt"/>
    </style:style>
    <style:style style:name="P53" style:family="paragraph" style:parent-style-name="Standard">
      <style:text-properties style:font-name="Arial" fo:font-size="12pt" officeooo:rsid="001a02ec" officeooo:paragraph-rsid="002c79f4" style:font-size-asian="12pt" style:font-size-complex="12pt"/>
    </style:style>
    <style:style style:name="P54" style:family="paragraph" style:parent-style-name="Standard">
      <style:text-properties style:font-name="Arial" fo:font-size="12pt" fo:font-style="normal" officeooo:rsid="001b36bc" officeooo:paragraph-rsid="001b36bc" style:font-size-asian="10.5pt" style:font-style-asian="normal" style:font-size-complex="12pt" style:font-style-complex="normal"/>
    </style:style>
    <style:style style:name="P55" style:family="paragraph" style:parent-style-name="Standard">
      <style:text-properties style:font-name="Arial" officeooo:rsid="001cc37d" officeooo:paragraph-rsid="001cc37d"/>
    </style:style>
    <style:style style:name="P56" style:family="paragraph" style:parent-style-name="Standard">
      <style:text-properties style:font-name="Arial" officeooo:rsid="001e6327" officeooo:paragraph-rsid="001e6327"/>
    </style:style>
    <style:style style:name="P57" style:family="paragraph" style:parent-style-name="Standard">
      <style:text-properties style:font-name="Arial" officeooo:rsid="00210a92" officeooo:paragraph-rsid="00210a92"/>
    </style:style>
    <style:style style:name="P58" style:family="paragraph" style:parent-style-name="Standard">
      <style:text-properties style:font-name="Arial" officeooo:rsid="0022b4f3" officeooo:paragraph-rsid="0022b4f3"/>
    </style:style>
    <style:style style:name="P59" style:family="paragraph" style:parent-style-name="Standard">
      <style:text-properties style:font-name="Arial" officeooo:rsid="0022b4f3" officeooo:paragraph-rsid="0024ba59"/>
    </style:style>
    <style:style style:name="P60" style:family="paragraph" style:parent-style-name="Standard">
      <style:text-properties style:font-name="Arial" officeooo:rsid="000fd12f" officeooo:paragraph-rsid="000fd12f"/>
    </style:style>
    <style:style style:name="P61" style:family="paragraph" style:parent-style-name="Standard">
      <style:text-properties style:font-name="Arial" officeooo:rsid="0010f953" officeooo:paragraph-rsid="0012a793"/>
    </style:style>
    <style:style style:name="P62" style:family="paragraph" style:parent-style-name="Standard">
      <style:text-properties style:font-name="Arial" officeooo:rsid="0012a793" officeooo:paragraph-rsid="0012fd04"/>
    </style:style>
    <style:style style:name="P63" style:family="paragraph" style:parent-style-name="Standard">
      <style:text-properties style:font-name="Arial" officeooo:rsid="0012a793" officeooo:paragraph-rsid="001cc37d"/>
    </style:style>
    <style:style style:name="P64" style:family="paragraph" style:parent-style-name="Standard">
      <style:text-properties style:font-name="Arial" officeooo:rsid="001da781" officeooo:paragraph-rsid="001da781"/>
    </style:style>
    <style:style style:name="P65" style:family="paragraph" style:parent-style-name="Standard">
      <style:text-properties style:font-name="Arial" fo:font-size="14pt" fo:font-style="italic" officeooo:rsid="000c45be" officeooo:paragraph-rsid="002a1ec0" style:font-size-asian="12.25pt" style:font-style-asian="italic" style:font-size-complex="14pt" style:font-style-complex="italic"/>
    </style:style>
    <style:style style:name="P66" style:family="paragraph" style:parent-style-name="Standard">
      <style:text-properties style:font-name="Arial" fo:font-size="14pt" fo:font-style="italic" officeooo:rsid="000c45be" officeooo:paragraph-rsid="002c79f4" style:font-size-asian="12.25pt" style:font-style-asian="italic" style:font-size-complex="14pt" style:font-style-complex="italic"/>
    </style:style>
    <style:style style:name="P67" style:family="paragraph" style:parent-style-name="Standard">
      <style:text-properties style:font-name="Arial" fo:font-size="14pt" fo:font-style="italic" officeooo:rsid="000c45be" officeooo:paragraph-rsid="002e7eb2" style:font-size-asian="12.25pt" style:font-style-asian="italic" style:font-size-complex="14pt" style:font-style-complex="italic"/>
    </style:style>
    <style:style style:name="P68" style:family="paragraph" style:parent-style-name="Standard">
      <style:text-properties style:font-name="Arial" fo:font-size="14pt" fo:font-style="italic" officeooo:rsid="002e3ea7" officeooo:paragraph-rsid="002e3ea7" style:font-size-asian="12.25pt" style:font-style-asian="italic" style:font-size-complex="14pt" style:font-style-complex="italic"/>
    </style:style>
    <style:style style:name="P69" style:family="paragraph" style:parent-style-name="Standard">
      <style:text-properties style:font-name="Arial" fo:font-size="14pt" fo:font-style="italic" officeooo:rsid="002e7eb2" officeooo:paragraph-rsid="002e7eb2" style:font-size-asian="12.25pt" style:font-style-asian="italic" style:font-size-complex="14pt" style:font-style-complex="italic"/>
    </style:style>
    <style:style style:name="P70" style:family="paragraph" style:parent-style-name="Standard">
      <style:text-properties style:font-name="Arial" fo:font-size="14pt" fo:font-style="normal" officeooo:rsid="00307662" officeooo:paragraph-rsid="00307662" style:font-size-asian="14pt" style:font-style-asian="normal" style:font-size-complex="14pt" style:font-style-complex="normal"/>
    </style:style>
    <style:style style:name="P71" style:family="paragraph" style:parent-style-name="Standard">
      <style:text-properties style:font-name="Arial" officeooo:rsid="002e3ea7" officeooo:paragraph-rsid="002e3ea7"/>
    </style:style>
    <style:style style:name="P72" style:family="paragraph" style:parent-style-name="Standard">
      <style:text-properties style:font-name="Arial" fo:font-size="12pt" officeooo:rsid="000dfcdd" officeooo:paragraph-rsid="002819b2" style:font-size-asian="10.5pt" style:font-size-complex="12pt"/>
    </style:style>
    <style:style style:name="P73" style:family="paragraph" style:parent-style-name="Standard">
      <style:text-properties style:font-name="Arial" fo:font-size="12pt" officeooo:rsid="001a02ec" officeooo:paragraph-rsid="002c79f4" style:font-size-asian="10.5pt" style:font-size-complex="12pt"/>
    </style:style>
    <style:style style:name="P74" style:family="paragraph" style:parent-style-name="Standard">
      <style:text-properties style:font-name="Arial" fo:font-size="12pt" fo:font-style="normal" fo:font-weight="normal" officeooo:rsid="002a1ec0" officeooo:paragraph-rsid="002a1ec0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text-properties style:font-name="Arial" fo:font-size="12pt" fo:font-style="normal" fo:font-weight="normal" officeooo:rsid="002a91f4" officeooo:paragraph-rsid="002a1ec0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text-properties style:font-name="Arial" fo:font-size="12pt" fo:font-style="normal" fo:font-weight="normal" officeooo:rsid="002b4acf" officeooo:paragraph-rsid="002a1ec0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text-properties style:font-name="Arial" fo:font-size="12pt" fo:font-style="normal" fo:font-weight="normal" officeooo:rsid="002b4acf" officeooo:paragraph-rsid="002b4acf" style:font-size-asian="10.5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text-properties style:font-name="Arial" fo:font-size="12pt" fo:font-style="normal" fo:font-weight="normal" officeooo:rsid="002b4acf" officeooo:paragraph-rsid="00307662" style:font-size-asian="10.5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style:text-properties style:font-name="Arial" fo:font-size="12pt" fo:font-style="normal" fo:font-weight="normal" officeooo:rsid="002b4acf" officeooo:paragraph-rsid="0030e0e6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text-properties style:font-name="Arial" fo:font-size="12pt" fo:font-style="normal" fo:font-weight="normal" officeooo:rsid="002e3ea7" officeooo:paragraph-rsid="002e3ea7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text-properties style:font-name="Arial" fo:font-size="12pt" fo:font-style="normal" fo:font-weight="normal" officeooo:rsid="002e7eb2" officeooo:paragraph-rsid="002e7eb2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text-properties style:font-name="Arial" fo:font-size="12pt" fo:font-style="normal" fo:font-weight="normal" officeooo:rsid="00307662" officeooo:paragraph-rsid="00307662" style:font-size-asian="10.5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text-properties style:font-name="Arial" fo:font-size="16pt" fo:font-style="italic" fo:font-weight="normal" officeooo:rsid="000c45be" officeooo:paragraph-rsid="002819b2" style:font-size-asian="16pt" style:font-style-asian="italic" style:font-weight-asian="normal" style:font-size-complex="16pt" style:font-style-complex="italic" style:font-weight-complex="normal"/>
    </style:style>
    <style:style style:name="P84" style:family="paragraph" style:parent-style-name="Standard">
      <style:text-properties style:font-name="Arial" fo:font-size="16pt" fo:font-style="italic" officeooo:rsid="001a02ec" officeooo:paragraph-rsid="002e3ea7" style:font-size-asian="14pt" style:font-style-asian="italic" style:font-size-complex="16pt" style:font-style-complex="italic"/>
    </style:style>
    <style:style style:name="P85" style:family="paragraph" style:parent-style-name="Standard">
      <style:text-properties style:font-name="Arial" fo:font-size="14pt" fo:font-style="normal" fo:font-weight="normal" officeooo:rsid="002a91f4" officeooo:paragraph-rsid="002a1ec0" style:font-size-asian="12.25pt" style:font-style-asian="normal" style:font-weight-asian="normal" style:font-size-complex="14pt" style:font-style-complex="normal" style:font-weight-complex="normal"/>
    </style:style>
    <style:style style:name="P86" style:family="paragraph" style:parent-style-name="Standard">
      <style:text-properties style:font-name="Arial" fo:font-size="14pt" fo:font-style="normal" fo:font-weight="normal" officeooo:rsid="002b4acf" officeooo:paragraph-rsid="002a1ec0" style:font-size-asian="12.25pt" style:font-style-asian="normal" style:font-weight-asian="normal" style:font-size-complex="14pt" style:font-style-complex="normal" style:font-weight-complex="normal"/>
    </style:style>
    <style:style style:name="P87" style:family="paragraph" style:parent-style-name="Standard">
      <style:text-properties style:font-name="Arial" fo:font-size="14pt" fo:font-style="normal" fo:font-weight="normal" officeooo:rsid="002e7eb2" officeooo:paragraph-rsid="002e7eb2" style:font-size-asian="14pt" style:font-style-asian="normal" style:font-weight-asian="normal" style:font-size-complex="14pt" style:font-style-complex="normal" style:font-weight-complex="normal"/>
    </style:style>
    <style:style style:name="P88" style:family="paragraph" style:parent-style-name="Standard">
      <style:text-properties style:font-name="Arial" fo:font-size="14pt" fo:font-style="normal" fo:font-weight="normal" officeooo:rsid="002e7eb2" officeooo:paragraph-rsid="00307662" style:font-size-asian="14pt" style:font-style-asian="normal" style:font-weight-asian="normal" style:font-size-complex="14pt" style:font-style-complex="normal" style:font-weight-complex="normal"/>
    </style:style>
    <style:style style:name="P89" style:family="paragraph" style:parent-style-name="Standard">
      <style:text-properties style:font-name="Arial" fo:font-size="14pt" fo:font-style="normal" fo:font-weight="normal" officeooo:rsid="00307662" officeooo:paragraph-rsid="00307662" style:font-size-asian="14pt" style:font-style-asian="normal" style:font-weight-asian="normal" style:font-size-complex="14pt" style:font-style-complex="normal" style:font-weight-complex="normal"/>
    </style:style>
    <style:style style:name="P90" style:family="paragraph" style:parent-style-name="Standard">
      <style:text-properties style:font-name="Arial" fo:font-size="14pt" fo:font-style="italic" officeooo:rsid="002e3ea7" officeooo:paragraph-rsid="002e3ea7" style:font-size-asian="14pt" style:font-style-asian="italic" style:font-size-complex="14pt" style:font-style-complex="italic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0pt" fo:font-weight="normal" style:font-size-asian="20pt" style:font-weight-asian="normal" style:font-size-complex="20pt" style:font-weight-complex="normal"/>
    </style:style>
    <style:style style:name="T3" style:family="text">
      <style:text-properties fo:font-size="20pt" fo:font-weight="normal" officeooo:rsid="00195ef6" style:font-size-asian="20pt" style:font-weight-asian="normal" style:font-size-complex="20pt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0dfcd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0dfcdd" style:font-size-asian="14pt" style:font-size-complex="14pt"/>
    </style:style>
    <style:style style:name="T8" style:family="text">
      <style:text-properties fo:font-size="14pt" officeooo:rsid="000fd12f" style:font-size-asian="14pt" style:font-size-complex="14pt"/>
    </style:style>
    <style:style style:name="T9" style:family="text">
      <style:text-properties fo:font-size="14pt" officeooo:rsid="0010f953" style:font-size-asian="14pt" style:font-size-complex="14pt"/>
    </style:style>
    <style:style style:name="T10" style:family="text">
      <style:text-properties fo:font-size="14pt" officeooo:rsid="0012a793" style:font-size-asian="14pt" style:font-size-complex="14pt"/>
    </style:style>
    <style:style style:name="T11" style:family="text">
      <style:text-properties fo:font-size="14pt" officeooo:rsid="00155d52" style:font-size-asian="14pt" style:font-size-complex="14pt"/>
    </style:style>
    <style:style style:name="T12" style:family="text">
      <style:text-properties fo:font-size="14pt" officeooo:rsid="0016db01" style:font-size-asian="14pt" style:font-size-complex="14pt"/>
    </style:style>
    <style:style style:name="T13" style:family="text">
      <style:text-properties fo:font-size="14pt" officeooo:rsid="001a02ec" style:font-size-asian="14pt" style:font-size-complex="14pt"/>
    </style:style>
    <style:style style:name="T14" style:family="text">
      <style:text-properties fo:font-size="14pt" officeooo:rsid="001da781" style:font-size-asian="14pt" style:font-size-complex="14pt"/>
    </style:style>
    <style:style style:name="T15" style:family="text">
      <style:text-properties fo:font-size="14pt" officeooo:rsid="001e6327" style:font-size-asian="14pt" style:font-size-complex="14pt"/>
    </style:style>
    <style:style style:name="T16" style:family="text">
      <style:text-properties fo:font-size="14pt" officeooo:rsid="00281adc" style:font-size-asian="14pt" style:font-size-complex="14pt"/>
    </style:style>
    <style:style style:name="T17" style:family="text">
      <style:text-properties fo:font-size="14pt" fo:font-weight="normal" officeooo:rsid="000fd12f" style:font-size-asian="14pt" style:font-weight-asian="normal" style:font-size-complex="14pt" style:font-weight-complex="normal"/>
    </style:style>
    <style:style style:name="T18" style:family="text">
      <style:text-properties fo:font-size="14pt" officeooo:rsid="001b36bc" style:font-size-complex="14pt"/>
    </style:style>
    <style:style style:name="T19" style:family="text">
      <style:text-properties fo:font-size="14pt" fo:font-style="normal" fo:font-weight="normal" officeooo:rsid="002a1ec0" style:font-size-asian="12.25pt" style:font-style-asian="normal" style:font-weight-asian="normal" style:font-size-complex="14pt" style:font-style-complex="normal" style:font-weight-complex="normal"/>
    </style:style>
    <style:style style:name="T20" style:family="text">
      <style:text-properties officeooo:rsid="000fd12f"/>
    </style:style>
    <style:style style:name="T21" style:family="text">
      <style:text-properties officeooo:rsid="0010f953"/>
    </style:style>
    <style:style style:name="T22" style:family="text">
      <style:text-properties officeooo:rsid="0012a793"/>
    </style:style>
    <style:style style:name="T23" style:family="text">
      <style:text-properties officeooo:rsid="0012fd04"/>
    </style:style>
    <style:style style:name="T24" style:family="text">
      <style:text-properties officeooo:rsid="00138c46"/>
    </style:style>
    <style:style style:name="T25" style:family="text">
      <style:text-properties officeooo:rsid="00155d52"/>
    </style:style>
    <style:style style:name="T26" style:family="text">
      <style:text-properties officeooo:rsid="0016db01"/>
    </style:style>
    <style:style style:name="T27" style:family="text">
      <style:text-properties officeooo:rsid="001865ce"/>
    </style:style>
    <style:style style:name="T28" style:family="text">
      <style:text-properties officeooo:rsid="00195ef6"/>
    </style:style>
    <style:style style:name="T29" style:family="text">
      <style:text-properties officeooo:rsid="001a02ec"/>
    </style:style>
    <style:style style:name="T30" style:family="text">
      <style:text-properties fo:font-size="12pt" fo:font-weight="normal" style:font-size-asian="10.5pt" style:font-weight-asian="normal" style:font-size-complex="12pt" style:font-weight-complex="normal"/>
    </style:style>
    <style:style style:name="T31" style:family="text">
      <style:text-properties fo:font-size="12pt" fo:font-weight="normal" officeooo:rsid="002819b2" style:font-size-asian="10.5pt" style:font-weight-asian="normal" style:font-size-complex="12pt" style:font-weight-complex="normal"/>
    </style:style>
    <style:style style:name="T32" style:family="text">
      <style:text-properties fo:font-size="12pt" fo:font-weight="normal" officeooo:rsid="00281adc" style:font-size-asian="10.5pt" style:font-weight-asian="normal" style:font-size-complex="12pt" style:font-weight-complex="normal"/>
    </style:style>
    <style:style style:name="T33" style:family="text">
      <style:text-properties fo:font-size="12pt" fo:font-style="normal" fo:font-weight="normal" officeooo:rsid="002a1ec0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35" style:family="text">
      <style:text-properties fo:font-size="12pt" fo:font-style="normal" fo:font-weight="normal" officeooo:rsid="002a1ec0" style:font-size-asian="10.5pt" style:font-style-asian="normal" style:font-weight-asian="normal" style:font-size-complex="12pt" style:font-style-complex="normal" style:font-weight-complex="normal"/>
    </style:style>
    <style:style style:name="T36" style:family="text">
      <style:text-properties fo:font-size="12pt" fo:font-style="normal" fo:font-weight="normal" officeooo:rsid="002a91f4" style:font-size-asian="10.5pt" style:font-style-asian="normal" style:font-weight-asian="normal" style:font-size-complex="12pt" style:font-style-complex="normal" style:font-weight-complex="normal"/>
    </style:style>
    <style:style style:name="T37" style:family="text">
      <style:text-properties fo:font-size="12pt" fo:font-style="normal" fo:font-weight="normal" officeooo:rsid="002b4acf" style:font-size-asian="10.5pt" style:font-style-asian="normal" style:font-weight-asian="normal" style:font-size-complex="12pt" style:font-style-complex="normal" style:font-weight-complex="normal"/>
    </style:style>
    <style:style style:name="T38" style:family="text">
      <style:text-properties fo:font-size="12pt" fo:font-style="normal" fo:font-weight="normal" officeooo:rsid="002e3ea7" style:font-size-asian="10.5pt" style:font-style-asian="normal" style:font-weight-asian="normal" style:font-size-complex="12pt" style:font-style-complex="normal" style:font-weight-complex="normal"/>
    </style:style>
    <style:style style:name="T39" style:family="text">
      <style:text-properties fo:font-size="12pt" fo:font-style="normal" fo:font-weight="normal" officeooo:rsid="002e7eb2" style:font-size-asian="10.5pt" style:font-style-asian="normal" style:font-weight-asian="normal" style:font-size-complex="12pt" style:font-style-complex="normal" style:font-weight-complex="normal"/>
    </style:style>
    <style:style style:name="T40" style:family="text">
      <style:text-properties officeooo:rsid="001da781"/>
    </style:style>
    <style:style style:name="T41" style:family="text">
      <style:text-properties officeooo:rsid="001e6327"/>
    </style:style>
    <style:style style:name="T42" style:family="text">
      <style:text-properties officeooo:rsid="001ffb38"/>
    </style:style>
    <style:style style:name="T43" style:family="text">
      <style:text-properties officeooo:rsid="00230886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officeooo:rsid="00281adc"/>
    </style:style>
    <style:style style:name="T46" style:family="text">
      <style:text-properties officeooo:rsid="0029c604"/>
    </style:style>
    <style:style style:name="T47" style:family="text">
      <style:text-properties fo:font-style="normal" fo:font-weight="normal" officeooo:rsid="002a1ec0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2a91f4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2b4acf" style:font-style-asian="normal" style:font-weight-asian="normal" style:font-style-complex="normal" style:font-weight-complex="normal"/>
    </style:style>
    <style:style style:name="T50" style:family="text">
      <style:text-properties officeooo:rsid="002b4acf"/>
    </style:style>
    <style:style style:name="T51" style:family="text">
      <style:text-properties officeooo:rsid="002c79f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Assignment 1 – MIS and MID</text:p>
      <text:p text:style-name="P1"/>
      <text:p text:style-name="P1"><text:span text:style-name="T1">Module:</text:span> board</text:p>
      <text:p text:style-name="P1">Defines a 6 row by 7 column Connect Four board, as an abstract data type (ADT) Board. Contains access programs to interact with the board. <text:span text:style-name="T42">When compiling the production application, use the compiler flag -DNDEBUG.</text:span></text:p>
      <text:p text:style-name="P1"/>
      <text:p text:style-name="P36">--- Interface ---</text:p>
      <text:p text:style-name="P10"/>
      <text:p text:style-name="P21">Uses:</text:p>
      <text:p text:style-name="P1"><text:tab/>None</text:p>
      <text:p text:style-name="P26"/>
      <text:p text:style-name="P14">Defined Macros/Constants:</text:p>
      <text:p text:style-name="P41"><text:span text:style-name="T5"><text:tab/></text:span><text:span text:style-name="T7">NUM_ROWS:</text:span><text:span text:style-name="T5"> integer</text:span></text:p>
      <text:p text:style-name="P41"><text:tab/><text:span text:style-name="T5">The number of rows in the Connect Four board</text:span></text:p>
      <text:p text:style-name="P41"/>
      <text:p text:style-name="P40"><text:tab/><text:span text:style-name="T7">NUM_COLS:</text:span><text:span text:style-name="T5"> integer</text:span></text:p>
      <text:p text:style-name="P40"><text:tab/><text:span text:style-name="T5">The number of columns in the Connect Four board</text:span></text:p>
      <text:p text:style-name="P26"/>
      <text:p text:style-name="P14">Defined Types:</text:p>
      <text:p text:style-name="P42"><text:tab/><text:span text:style-name="T6">Token:</text:span> an enumeration with elements: EMPTY, RED, BLUE</text:p>
      <text:p text:style-name="P42"><text:tab/>The type of the <text:span text:style-name="T22">elements</text:span> that are contained in, inserted to, and returned from the ADT <text:tab/>Board</text:p>
      <text:p text:style-name="P42"/>
      <text:p text:style-name="P42"><text:tab/><text:span text:style-name="T6">Board:</text:span> a pointer or reference to the board “object”</text:p>
      <text:p text:style-name="P42"><text:tab/>Variables of this type are instances of the ADT Board</text:p>
      <text:p text:style-name="P30"/>
      <text:p text:style-name="P21">Access programs:</text:p>
      <text:p text:style-name="P1"><text:tab/><text:span text:style-name="T8">board_create:</text:span></text:p>
      <text:p text:style-name="P2"><text:tab/><text:span text:style-name="T20">Return Type: Board</text:span></text:p>
      <text:p text:style-name="P60"><text:tab/>Parameters: None</text:p>
      <text:p text:style-name="P60"><text:tab/>Creates and returns a Board object, with all cells initialized to EMPTY. Terminates the <text:tab/>program if the board cannot be created.</text:p>
      <text:p text:style-name="P2"/>
      <text:p text:style-name="P2"><text:tab/><text:span text:style-name="T17">board_destroy:</text:span></text:p>
      <text:p text:style-name="P2"><text:tab/><text:span text:style-name="T20">Return Type: void</text:span></text:p>
      <text:p text:style-name="P2"><text:tab/><text:span text:style-name="T20">Parameters: Board b</text:span></text:p>
      <text:p text:style-name="P3"><text:tab/><text:span text:style-name="T21">Frees the memory allocated to the Board b.</text:span></text:p>
      <text:p text:style-name="P3"/>
      <text:p text:style-name="P3"><text:span text:style-name="T21"><text:tab/></text:span><text:span text:style-name="T9">board_checkCell:</text:span></text:p>
      <text:p text:style-name="P61"><text:tab/>Return Type: Token</text:p>
      <text:p text:style-name="P61"><text:tab/>Parameters: Board b, integer row, integer col</text:p>
      <text:p text:style-name="P4"><text:soft-page-break/><text:tab/><text:span text:style-name="T22">Returns the value of the board element in (row, col).</text:span></text:p>
      <text:p text:style-name="P4"/>
      <text:p text:style-name="P4"><text:span text:style-name="T22"><text:tab/></text:span><text:span text:style-name="T10">board_dropToken</text:span><text:span text:style-name="T22">:</text:span></text:p>
      <text:p text:style-name="P62"><text:tab/>Return Type: integer</text:p>
      <text:p text:style-name="P62"><text:tab/>Parameters: Board b, Token token, integer col</text:p>
      <text:p text:style-name="P4"><text:tab/><text:span text:style-name="T23">Inserts the token, into the board b, in the column col. The inserted position is <text:tab/>determined by where the token would fall in a physical Connect Four board, by gravity.</text:span></text:p>
      <text:p text:style-name="P4"><text:tab/><text:span text:style-name="T23">Specifically, the token will be inserted into the position (row, col) such that the board b<text:tab/></text:span></text:p>
      <text:p text:style-name="P4"><text:tab/><text:span text:style-name="T23">has the value EMPTY at (row, col) and row is as large as possible. The function returns </text:span></text:p>
      <text:p text:style-name="P8"><text:tab/><text:span text:style-name="T24">0 if the token was successfully inserted into the board and -1 if it wasn't successful (the <text:tab/>column is already full or it was passed a NULL pointer for b).</text:span></text:p>
      <text:p text:style-name="P4"/>
      <text:p text:style-name="P4"><text:tab/><text:span text:style-name="T11">board_dropPosition:</text:span></text:p>
      <text:p text:style-name="P4"><text:tab/><text:span text:style-name="T25">Return Type: integer</text:span></text:p>
      <text:p text:style-name="P4"><text:tab/><text:span text:style-name="T25">Parameters: Board b, integer col</text:span></text:p>
      <text:p text:style-name="P8"><text:tab/><text:span text:style-name="T25">Returns the row where a token be inserted by the board_dropToken (see <text:tab/>board_dropToken). Returns -1 if the column is already fullor it was passed a NULL <text:tab/>pointer for b.</text:span></text:p>
      <text:p text:style-name="P4"/>
      <text:p text:style-name="P4"><text:tab/><text:span text:style-name="T12">board_empty:</text:span></text:p>
      <text:p text:style-name="P4"><text:tab/><text:span text:style-name="T26">Return Type: void</text:span></text:p>
      <text:p text:style-name="P4"><text:tab/><text:span text:style-name="T26">Parameters: Board b</text:span></text:p>
      <text:p text:style-name="P4"><text:tab/><text:span text:style-name="T27">Sets all cells of the board b to EMPTY.</text:span></text:p>
      <text:p text:style-name="P4"/>
      <text:p text:style-name="P37">--- I<text:span text:style-name="T28">mplementation</text:span> ---</text:p>
      <text:p text:style-name="P11"/>
      <text:p text:style-name="P22">Uses:</text:p>
      <text:p text:style-name="P49"><text:tab/><text:span text:style-name="T28">board.h</text:span></text:p>
      <text:p text:style-name="P49"><text:tab/><text:span text:style-name="T28">stdio.h</text:span></text:p>
      <text:p text:style-name="P49"><text:tab/><text:span text:style-name="T28">stdlib.h</text:span></text:p>
      <text:p text:style-name="P49"><text:tab/><text:span text:style-name="T40">assert.h</text:span></text:p>
      <text:p text:style-name="P27"/>
      <text:p text:style-name="P16">Type Definitions/Structure,Union,Enumeration Declarations:</text:p>
      <text:p text:style-name="P45"><text:tab/><text:span text:style-name="T13">board_type:</text:span><text:span text:style-name="T29"> The internal representation of the board ADT; a structure of a two <text:tab/>dimensional array of type Token. The top left of the board is defined to be (0,0).</text:span></text:p>
      <text:p text:style-name="P45"><text:tab/>struct board_type { </text:p>
      <text:p text:style-name="P44"><text:s text:c="3"/><text:tab/><text:tab/><text:span text:style-name="T29">T</text:span>oken board[NUM_ROWS][NUM_COLS]; </text:p>
      <text:p text:style-name="P44"><text:tab/>}; </text:p>
      <text:p text:style-name="P31"/>
      <text:p text:style-name="P33"><text:span text:style-name="T4">Variables</text:span>:</text:p>
      <text:p text:style-name="P52"><text:tab/>None</text:p>
      <text:p text:style-name="P27"/>
      <text:p text:style-name="P18">Access Programs:</text:p>
      <text:p text:style-name="P35"><text:tab/><text:span text:style-name="T18">Board board_create(void)</text:span></text:p>
      <text:p text:style-name="P54"><text:soft-page-break/><text:tab/>Creates an empty board by allocating memory of size the structure board_type. </text:p>
      <text:p text:style-name="P47"><text:tab/></text:p>
      <text:p text:style-name="P63"><text:tab/>Board b = (Board) malloc(sizeof(struct board_type)); </text:p>
      <text:p text:style-name="P55"><text:s text:c="2"/><text:tab/>board_empty(b); </text:p>
      <text:p text:style-name="P55"><text:s text:c="2"/><text:tab/>return b;</text:p>
      <text:p text:style-name="P3"/>
      <text:p text:style-name="P3"><text:tab/><text:span text:style-name="T14">void board_destroy(Board b)</text:span></text:p>
      <text:p text:style-name="P5"><text:tab/><text:span text:style-name="T40">Deallocates the memory associated with b.</text:span></text:p>
      <text:p text:style-name="P5"/>
      <text:p text:style-name="P64"><text:tab/>free(b);</text:p>
      <text:p text:style-name="P64"><text:tab/>return;</text:p>
      <text:p text:style-name="P5"/>
      <text:p text:style-name="P6"><text:tab/><text:span text:style-name="T15">Token board_checkCell(Board b, int row, int col)</text:span></text:p>
      <text:p text:style-name="P6"><text:tab/><text:span text:style-name="T41">Return the value of the board element at (row, col) by accessing the two-dimensional <text:tab/>array in the structure that b points to.</text:span></text:p>
      <text:p text:style-name="P6"/>
      <text:p text:style-name="P6"><text:tab/><text:span text:style-name="T41">assert(b != NULL); </text:span></text:p>
      <text:p text:style-name="P56"><text:s text:c="3"/><text:tab/>if (b == NULL) return EMPTY; </text:p>
      <text:p text:style-name="P56"><text:s text:c="3"/><text:tab/>return b-&gt;board[row][col]; </text:p>
      <text:p text:style-name="P6"/>
      <text:p text:style-name="P7"><text:span text:style-name="T40"><text:tab/></text:span><text:span text:style-name="T14">int board_dropToken(Board b, Token token, int col) </text:span></text:p>
      <text:p text:style-name="P57"><text:tab/><text:span text:style-name="T23">Inserts the token, into the board b, in the column col. The inserted position is <text:tab/>determined by where the token would fall in a physical Connect Four board, by gravity.</text:span></text:p>
      <text:p text:style-name="P7"><text:tab/><text:span text:style-name="T23">Specifically, the token will be inserted into the position (row, col) such that the board b<text:tab/></text:span></text:p>
      <text:p text:style-name="P7"><text:tab/><text:span text:style-name="T23">has the value EMPTY at (row, col) and row is as large as possible. The function returns </text:span></text:p>
      <text:p text:style-name="P7"><text:tab/><text:span text:style-name="T24">0 if the token was successfully inserted into the board and -1 if it wasn't successful (the <text:tab/>column is already full or it was passed a NULL pointer for b).</text:span></text:p>
      <text:p text:style-name="P7"/>
      <text:p text:style-name="P57"><text:tab/>assert(0 &lt;= col &amp;&amp; col &lt; NUM_COLS); </text:p>
      <text:p text:style-name="P57"><text:s text:c="3"/><text:tab/>if (b == NULL) return -1; </text:p>
      <text:p text:style-name="P57"><text:s text:c="3"/><text:tab/>int row; </text:p>
      <text:p text:style-name="P57"/>
      <text:p text:style-name="P57"><text:s text:c="2"/><text:tab/>if ((row = board_dropPosition(b, col)) != -1) { </text:p>
      <text:p text:style-name="P57"><text:tab/><text:tab/>b-&gt;board[row][col] = token; </text:p>
      <text:p text:style-name="P57"><text:tab/><text:tab/>return 0; </text:p>
      <text:p text:style-name="P57"><text:tab/>} </text:p>
      <text:p text:style-name="P57"><text:tab/>return -1; </text:p>
      <text:p text:style-name="P57"><text:tab/></text:p>
      <text:p text:style-name="P58"><text:tab/><text:span text:style-name="T6">int board_dropPosition(Board b, int col) </text:span></text:p>
      <text:p text:style-name="P58"><text:tab/><text:span text:style-name="T25">Returns the row where a token be inserted by the board_dropToken (see <text:tab/>board_dropToken). Returns -1 if the column is already full </text:span>or it was passed a NULL <text:tab/>pointer <text:span text:style-name="T43">for b. This was done by looping down the column of the two-dimensional array <text:tab/>as long as the next element in the column was empty. </text:span></text:p>
      <text:p text:style-name="P58"/>
      <text:p text:style-name="P58"><text:tab/>assert(0 &lt;= col &amp;&amp; col &lt; NUM_COLS); </text:p>
      <text:p text:style-name="P58"><text:tab/>if (b == NULL) return -1; </text:p>
      <text:p text:style-name="P58"><text:tab/>int row; </text:p>
      <text:p text:style-name="P58"/>
      <text:p text:style-name="P58"><text:soft-page-break/><text:tab/>if (b-&gt;board[0][col] != EMPTY) return -1; </text:p>
      <text:p text:style-name="P58"><text:tab/>for (row = 0; row + 1 &lt; NUM_ROWS &amp;&amp; b-&gt;board[row + 1][col] == EMPTY; row++); </text:p>
      <text:p text:style-name="P58"><text:tab/>return row; </text:p>
      <text:p text:style-name="P58"/>
      <text:p text:style-name="P58"><text:tab/><text:span text:style-name="T6">void board_empty(Board b) </text:span></text:p>
      <text:p text:style-name="P59"><text:tab/><text:span text:style-name="T27">Sets all cells of the board b to EMPTY by looping through every element in the two-<text:tab/>dimensional array and setting its value to EMPTY.</text:span></text:p>
      <text:p text:style-name="P58"/>
      <text:p text:style-name="P58"><text:tab/>if (b == NULL) return; </text:p>
      <text:p text:style-name="P58"><text:tab/>int row, col; </text:p>
      <text:p text:style-name="P58"/>
      <text:p text:style-name="P58"><text:tab/>for (row = 0; row &lt; NUM_ROWS; row++) </text:p>
      <text:p text:style-name="P58"><text:s text:c="3"/><text:tab/><text:tab/>for (col = 0; col &lt; NUM_COLS; col++) </text:p>
      <text:p text:style-name="P58"><text:s text:c="6"/><text:tab/><text:tab/>b-&gt;board[row][col] = EMPTY; </text:p>
      <text:p text:style-name="P58"/>
      <text:p text:style-name="P58"><text:s text:c="3"/><text:tab/>return; 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9"><text:soft-page-break/><text:span text:style-name="T1">Module:</text:span><text:span text:style-name="T31"> linked list</text:span></text:p>
      <text:p text:style-name="P71"><text:span text:style-name="T30">A module that implements a </text:span><text:span text:style-name="T32">generic </text:span><text:span text:style-name="T30">linked list data structure.</text:span></text:p>
      <text:p text:style-name="P9"/>
      <text:p text:style-name="P38">--- Interface ---</text:p>
      <text:p text:style-name="P12"/>
      <text:p text:style-name="P23">Uses:</text:p>
      <text:p text:style-name="P9"><text:tab/><text:span text:style-name="T50">stdlib.h</text:span></text:p>
      <text:p text:style-name="P28"/>
      <text:p text:style-name="P15">Defined Macros/Constants:</text:p>
      <text:p text:style-name="P43"><text:tab/>None</text:p>
      <text:p text:style-name="P28"/>
      <text:p text:style-name="P15">Defined Types:</text:p>
      <text:p text:style-name="P43"><text:tab/><text:span text:style-name="T16">List&lt;T&gt;:</text:span><text:span text:style-name="T45"> A variable with only private members.</text:span></text:p>
      <text:p text:style-name="P43"><text:tab/><text:span text:style-name="T46">A variable of this type is a linked list.</text:span></text:p>
      <text:p text:style-name="P43"/>
      <text:p text:style-name="P83">Access programs:</text:p>
      <text:p text:style-name="P24"><text:span text:style-name="T44"><text:tab/></text:span><text:span text:style-name="T19">addToList:</text:span></text:p>
      <text:p text:style-name="P24"><text:span text:style-name="T19"><text:tab/></text:span><text:span text:style-name="T33">Return type:</text:span><text:span text:style-name="T35"> List&lt;T&gt; *</text:span></text:p>
      <text:p text:style-name="P74"><text:tab/>Parameters: T *newitem, List&lt;T&gt; *list</text:p>
      <text:p text:style-name="P24"><text:span text:style-name="T35"><text:tab/>Add item T to the list </text:span><text:span text:style-name="T38">to the front of the list</text:span><text:span text:style-name="T35">.</text:span></text:p>
      <text:p text:style-name="P65"/>
      <text:p text:style-name="P65"><text:span text:style-name="T47"><text:tab/></text:span><text:span text:style-name="T48">deleteFromList:</text:span></text:p>
      <text:p text:style-name="P65"><text:span text:style-name="T48"><text:tab/></text:span><text:span text:style-name="T36">Return Type: List&lt;T&gt; *</text:span></text:p>
      <text:p text:style-name="P75"><text:tab/>Parameters: T *toDeleteItem, List&lt;T&gt; *list</text:p>
      <text:p text:style-name="P75"><text:tab/>Delete the first occurrence of item T from the list.</text:p>
      <text:p text:style-name="P65"/>
      <text:p text:style-name="P85"><text:tab/>traverseList:</text:p>
      <text:p text:style-name="P65"><text:span text:style-name="T48"><text:tab/></text:span><text:span text:style-name="T37">Return Type: None</text:span></text:p>
      <text:p text:style-name="P76"><text:tab/>Parameters: void (*f)(T *item), List&lt;T&gt; *list</text:p>
      <text:p text:style-name="P77"><text:tab/>Parameters: void (*f)(T *item), float dt, List&lt;T&gt; *list</text:p>
      <text:p text:style-name="P77"><text:tab/>Iterate over the list and execute function f on each node of the list.</text:p>
      <text:p text:style-name="P77"><text:tab/>Note that this is a overloaded function which can use either set of parameters</text:p>
      <text:p text:style-name="P65"/>
      <text:p text:style-name="P86"><text:tab/>reduceList:</text:p>
      <text:p text:style-name="P65"><text:span text:style-name="T49"><text:tab/></text:span><text:span text:style-name="T37">Return type: T *</text:span></text:p>
      <text:p text:style-name="P76"><text:tab/>Parameters: bool (*f)(T *listItem, T *item), T *newest, List&lt;T&gt; *list</text:p>
      <text:p text:style-name="P76"><text:tab/>Iterate over the list and return the first item T that satisfies the function f</text:p>
      <text:p text:style-name="P65"/>
      <text:p text:style-name="P65"/>
      <text:p text:style-name="P65"/>
      <text:p text:style-name="P65"/>
      <text:p text:style-name="P65"/>
      <text:p text:style-name="P66"><text:soft-page-break/><text:span text:style-name="T37"><text:tab/></text:span><text:span text:style-name="T2">--- I</text:span><text:span text:style-name="T3">mplementation</text:span><text:span text:style-name="T2"> ---</text:span></text:p>
      <text:p text:style-name="P13"/>
      <text:p text:style-name="P25">Uses:</text:p>
      <text:p text:style-name="P50"><text:tab/><text:span text:style-name="T28">stdlib.h</text:span></text:p>
      <text:p text:style-name="P29"/>
      <text:p text:style-name="P17">Type Definitions/Structure,Union,Enumeration Declarations:</text:p>
      <text:p text:style-name="P46"><text:tab/><text:span text:style-name="T51">List</text:span><text:span text:style-name="T13">:</text:span><text:span text:style-name="T29"> The internal representation of a linked list; a class representing our linked list node <text:tab/>and containing the functions that can modify the list.</text:span></text:p>
      <text:p text:style-name="P73"><text:tab/></text:p>
      <text:p text:style-name="P73"><text:tab/>class List { </text:p>
      <text:p text:style-name="P48"><text:tab/><text:tab/>T *item; </text:p>
      <text:p text:style-name="P48"><text:tab/><text:tab/>List&lt;T&gt; *next; </text:p>
      <text:p text:style-name="P48"/>
      <text:p text:style-name="P48"><text:tab/><text:tab/>// private constructor so that clients can't make a LIst </text:p>
      <text:p text:style-name="P48"><text:s text:c="2"/><text:tab/><text:tab/>// object except by using addToList(item, null); </text:p>
      <text:p text:style-name="P48"><text:s text:c="2"/><text:tab/><text:tab/>List() {} </text:p>
      <text:p text:style-name="P48"><text:tab/>}</text:p>
      <text:p text:style-name="P32"/>
      <text:p text:style-name="P34"><text:span text:style-name="T4">Variables</text:span>:</text:p>
      <text:p text:style-name="P53"><text:tab/>None</text:p>
      <text:p text:style-name="P29"/>
      <text:p text:style-name="P19">Access Programs:</text:p>
      <text:p text:style-name="P19"/>
      <text:p text:style-name="P87">template&lt;typename T&gt; List&lt;T&gt; * List&lt;T&gt;::addToList(T *newItem, List&lt;T&gt; *list)</text:p>
      <text:p text:style-name="P20"><text:span text:style-name="T37">A</text:span><text:span text:style-name="T34">dds item T to the front of the linked list, list</text:span></text:p>
      <text:p text:style-name="P68"/>
      <text:p text:style-name="P80">if(newItem != NULL) { </text:p>
      <text:p text:style-name="P80"><text:s text:c="4"/>List&lt;T&gt; *resultList = (List&lt;T&gt; *)malloc(sizeof(List&lt;T&gt;)); </text:p>
      <text:p text:style-name="P80"><text:s text:c="4"/>resultList-&gt;item = newItem; </text:p>
      <text:p text:style-name="P80"><text:s text:c="4"/>resultList-&gt;next = list; </text:p>
      <text:p text:style-name="P80"><text:s text:c="4"/>return resultList; </text:p>
      <text:p text:style-name="P80"><text:s text:c="2"/>} </text:p>
      <text:p text:style-name="P80"><text:s text:c="2"/>else { </text:p>
      <text:p text:style-name="P80"><text:s text:c="4"/>return list; </text:p>
      <text:p text:style-name="P80"><text:s text:c="2"/>}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90"/>
      <text:p text:style-name="P89"><text:soft-page-break/>template&lt;typename T&gt; List&lt;T&gt; * List&lt;T&gt;::deleteFromList(T *toDeleteItem, List&lt;T&gt; *list)</text:p>
      <text:p text:style-name="P67"><text:span text:style-name="T36">Delete the first occurrence of item T from the list, </text:span><text:span text:style-name="T39">list.</text:span></text:p>
      <text:p text:style-name="P69"/>
      <text:p text:style-name="P81"><text:s text:c="2"/>if(list != NULL) { </text:p>
      <text:p text:style-name="P81"><text:s text:c="4"/>List&lt;T&gt; *current; </text:p>
      <text:p text:style-name="P81"><text:s text:c="4"/>List&lt;T&gt; *previous; </text:p>
      <text:p text:style-name="P81"><text:s text:c="4"/>for(current = list, previous = NULL; </text:p>
      <text:p text:style-name="P81"><text:s text:c="8"/>current != NULL &amp;&amp; current-&gt;item != toDeleteItem; </text:p>
      <text:p text:style-name="P81"><text:s text:c="8"/>previous = current, current = current-&gt;next); </text:p>
      <text:p text:style-name="P81"><text:s text:c="4"/>if(current != NULL) { </text:p>
      <text:p text:style-name="P81"><text:s text:c="6"/>if(previous != NULL) { </text:p>
      <text:p text:style-name="P81"><text:s text:c="8"/>previous-&gt;next = current-&gt;next; </text:p>
      <text:p text:style-name="P81"><text:s text:c="6"/>} </text:p>
      <text:p text:style-name="P81"><text:s text:c="6"/>else { </text:p>
      <text:p text:style-name="P81"><text:s text:c="8"/>list = list-&gt;next; </text:p>
      <text:p text:style-name="P81"><text:s text:c="6"/>} </text:p>
      <text:p text:style-name="P81"><text:s text:c="6"/>free(current); </text:p>
      <text:p text:style-name="P81"><text:s text:c="4"/>} </text:p>
      <text:p text:style-name="P81"><text:s text:c="4"/>return list; </text:p>
      <text:p text:style-name="P81"><text:s text:c="2"/>} </text:p>
      <text:p text:style-name="P81"><text:s text:c="2"/>else { </text:p>
      <text:p text:style-name="P81"><text:s text:c="4"/>return NULL; </text:p>
      <text:p text:style-name="P81"><text:s text:c="2"/>}</text:p>
      <text:p text:style-name="P69"/>
      <text:p text:style-name="P88">template&lt;typename T&gt; void List&lt;T&gt;::traverseList(void (*f)(T *item), List&lt;T&gt; *list)</text:p>
      <text:p text:style-name="P70">template&lt;typename T&gt; void List&lt;T&gt;::traverseList(void (*f)(T *item, float dt), float dt, List&lt;T&gt; *list)</text:p>
      <text:p text:style-name="P78">Iterate over the list and execute function f on each node of the list.</text:p>
      <text:p text:style-name="P78">Note that this is a overloaded function which can use either set of parameters</text:p>
      <text:p text:style-name="P88"><text:s/></text:p>
      <text:p text:style-name="P82"><text:s text:c="2"/>for(List&lt;T&gt; *current = list; </text:p>
      <text:p text:style-name="P82"><text:s text:c="6"/>current != NULL; </text:p>
      <text:p text:style-name="P82"><text:s text:c="6"/>current = current-&gt;next) { </text:p>
      <text:p text:style-name="P82"><text:s text:c="4"/>(*f)(current-&gt;item); </text:p>
      <text:p text:style-name="P82"><text:s text:c="2"/>}</text:p>
      <text:p text:style-name="P51"/>
      <text:p text:style-name="P89">template&lt;typename T&gt; T * List&lt;T&gt;::reduceList(bool (*f)(T *listItem, T *item), T *newest, List&lt;T&gt; *list)</text:p>
      <text:p text:style-name="P78">Iterate over the list and return the first item T that satisfies the function f</text:p>
      <text:p text:style-name="P78"/>
      <text:p text:style-name="P79"><text:s text:c="3"/>for(; list != NULL; list = list-&gt;next) { </text:p>
      <text:p text:style-name="P79"><text:s text:c="6"/>if((*f)(list-&gt;item, newest) == true ) { </text:p>
      <text:p text:style-name="P79"><text:s text:c="6"/>return list-&gt;item; </text:p>
      <text:p text:style-name="P79"><text:s text:c="4"/>} </text:p>
      <text:p text:style-name="P79"><text:s text:c="3"/>} </text:p>
      <text:p text:style-name="P79"><text:s text:c="3"/>return NULL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3T12:56:39.223004733</meta:creation-date>
    <dc:date>2015-02-26T20:02:11.535580884</dc:date>
    <meta:editing-duration>PT8H36M51S</meta:editing-duration>
    <meta:editing-cycles>30</meta:editing-cycles>
    <meta:generator>LibreOffice/4.2.7.2$Linux_X86_64 LibreOffice_project/420m0$Build-2</meta:generator>
    <meta:document-statistic meta:table-count="0" meta:image-count="0" meta:object-count="0" meta:page-count="7" meta:paragraph-count="199" meta:word-count="1195" meta:character-count="7703" meta:non-whitespace-character-count="6267"/>
  </office:meta>
</office:document-meta>
</file>